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24-12-31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24-01-02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23-01-04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22-01-14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21-01-06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20-01-06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19-01-07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18-01-04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15-01-14 14:3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14-01-07 19:2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13-01-08 20:4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12-01-04 22:0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11-01-05 22:17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10-01-06 21:12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09-01-14 20:12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08-01-07 22:1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24100475101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